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tLHnBmRQffFP9ghNpJG</text:p>
          </table:table-cell>
          <table:table-cell office:value-type="string" calcext:value-type="string">
            <text:p>Redback Shrou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K6C9kzFHbpHGLHHFJtg</text:p>
          </table:table-cell>
          <table:table-cell office:value-type="string" calcext:value-type="string">
            <text:p>Spreading Pl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MTdMtzzft7bLzG9DpjNc</text:p>
          </table:table-cell>
          <table:table-cell office:value-type="string" calcext:value-type="string">
            <text:p>Cyclone Roundhous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dTTQMN8HhrFjcDrLN6rP</text:p>
          </table:table-cell>
          <table:table-cell office:value-type="string" calcext:value-type="string">
            <text:p>Wander with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TKjp9zwk8Whfjr7bKpbn</text:p>
          </table:table-cell>
          <table:table-cell office:value-type="string" calcext:value-type="string">
            <text:p>Visit the Floating Doj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8kNtFJgzPzDjzrhChg7D</text:p>
          </table:table-cell>
          <table:table-cell office:value-type="string" calcext:value-type="string">
            <text:p>Rec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rNWkLCjtjGd6pztdtcQb</text:p>
          </table:table-cell>
          <table:table-cell office:value-type="string" calcext:value-type="string">
            <text:p>Reco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8w9NwkkKWrtCGbmBBcfJR</text:p>
          </table:table-cell>
          <table:table-cell office:value-type="string" calcext:value-type="string">
            <text:p>Spinning Wheel Ki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B8QJrtrPdHMmGrLpNNHL</text:p>
          </table:table-cell>
          <table:table-cell office:value-type="string" calcext:value-type="string">
            <text:p>Spinning Wheel Kic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wdbnJz7TQDCJ6gWW7WNch</text:p>
          </table:table-cell>
          <table:table-cell office:value-type="string" calcext:value-type="string">
            <text:p>Spinning Wheel Ki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6gMmQCFkPbTT7hJ7frhrJ</text:p>
          </table:table-cell>
          <table:table-cell office:value-type="string" calcext:value-type="string">
            <text:p>Back Heel Kic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96HNgW7HDCffhbnngQb6P</text:p>
          </table:table-cell>
          <table:table-cell office:value-type="string" calcext:value-type="string">
            <text:p>Back Heel Kic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zbLnng79mJqLzbzDMgkhq</text:p>
          </table:table-cell>
          <table:table-cell office:value-type="string" calcext:value-type="string">
            <text:p>Descendant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d7D9nzdhjfKmppBnFdFLm</text:p>
          </table:table-cell>
          <table:table-cell office:value-type="string" calcext:value-type="string">
            <text:p>Descendant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FLwpNDCLLMNtd7rRqNMf</text:p>
          </table:table-cell>
          <table:table-cell office:value-type="string" calcext:value-type="string">
            <text:p>One-Two 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CKMcTCR7mjKgkhQk7TWc</text:p>
          </table:table-cell>
          <table:table-cell office:value-type="string" calcext:value-type="string">
            <text:p>One-Two Pu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rQFGjDB6ktDwC6JMcqFT</text:p>
          </table:table-cell>
          <table:table-cell office:value-type="string" calcext:value-type="string">
            <text:p>One-Two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QqNbkbMnDhQrdrBj77Qpr</text:p>
          </table:table-cell>
          <table:table-cell office:value-type="string" calcext:value-type="string">
            <text:p>Crow's Nest</text:p>
          </table:table-cell>
          <table:table-cell/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QqNbkbMnDhQrdrBj77Qpr</text:p>
          </table:table-cell>
          <table:table-cell office:value-type="string" calcext:value-type="string">
            <text:p>Crow's Nest</text:p>
          </table:table-cell>
          <table:table-cell/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btFTnH86TCFdKLMdrPk</text:p>
          </table:table-cell>
          <table:table-cell office:value-type="string" calcext:value-type="string">
            <text:p>Driftwood Quiver</text:p>
          </table:table-cell>
          <table:table-cell/>
          <table:table-cell table:style-name="ce1" office:value-type="string" calcext:value-type="string">
            <text:p>RNfgGmc8wHgBrmC6gkqBd</text:p>
          </table:table-cell>
          <table:table-cell table:style-name="ce1" office:value-type="string" calcext:value-type="string">
            <text:p>Riptide, Lurker of the Dee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6GbtFTnH86TCFdKLMdrPk</text:p>
          </table:table-cell>
          <table:table-cell office:value-type="string" calcext:value-type="string">
            <text:p>Driftwood Quiver</text:p>
          </table:table-cell>
          <table:table-cell/>
          <table:table-cell table:style-name="ce1" office:value-type="string" calcext:value-type="string">
            <text:p>DhffBQC7PHwzdJpjTjNBm</text:p>
          </table:table-cell>
          <table:table-cell table:style-name="ce1" office:value-type="string" calcext:value-type="string">
            <text:p>Riptid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kQDQ6HN77r7hg8pmkKt</text:p>
          </table:table-cell>
          <table:table-cell office:value-type="string" calcext:value-type="string">
            <text:p>Buzzsaw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NfgGmc8wHgBrmC6gkqBd</text:p>
          </table:table-cell>
          <table:table-cell table:style-name="ce1"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chkQDQ6HN77r7hg8pmkKt</text:p>
          </table:table-cell>
          <table:table-cell office:value-type="string" calcext:value-type="string">
            <text:p>Buzzsaw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hffBQC7PHwzdJpjTjNBm</text:p>
          </table:table-cell>
          <table:table-cell table:style-name="ce1" office:value-type="string" calcext:value-type="string">
            <text:p>Riptide</text:p>
          </table:table-cell>
          <table:table-cell table:number-columns-repeated="1017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NzT7pTMkkPCfNr79ftFtG</text:p>
          </table:table-cell>
          <table:table-cell office:value-type="string" calcext:value-type="string">
            <text:p>Collapsing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NfgGmc8wHgBrmC6gkqBd</text:p>
          </table:table-cell>
          <table:table-cell table:style-name="ce1"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zT7pTMkkPCfNr79ftFtG</text:p>
          </table:table-cell>
          <table:table-cell office:value-type="string" calcext:value-type="string">
            <text:p>Collapsing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hffBQC7PHwzdJpjTjNBm</text:p>
          </table:table-cell>
          <table:table-cell table:style-name="ce1" office:value-type="string" calcext:value-type="string">
            <text:p>Riptide</text:p>
          </table:table-cell>
          <table:table-cell table:number-columns-repeated="1017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zRPmCL8MkNKkwkKb7GRbn</text:p>
          </table:table-cell>
          <table:table-cell office:value-type="string" calcext:value-type="string">
            <text:p>Spike Pit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NfgGmc8wHgBrmC6gkqBd</text:p>
          </table:table-cell>
          <table:table-cell table:style-name="ce1" office:value-type="string" calcext:value-type="string">
            <text:p>Riptide, Lurker of the Deep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zRPmCL8MkNKkwkKb7GRbn</text:p>
          </table:table-cell>
          <table:table-cell office:value-type="string" calcext:value-type="string">
            <text:p>Spike Pit Trap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hffBQC7PHwzdJpjTjNBm</text:p>
          </table:table-cell>
          <table:table-cell table:style-name="ce1" office:value-type="string" calcext:value-type="string">
            <text:p>Riptide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gdFrmMtzgg8DcqjN6tfBM</text:p>
          </table:table-cell>
          <table:table-cell office:value-type="string" calcext:value-type="string">
            <text:p>Lac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cztrB96QNb9CqKDgBRwcN</text:p>
          </table:table-cell>
          <table:table-cell office:value-type="string" calcext:value-type="string">
            <text:p>Lac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877nqgWkLDfjQBwM7DM7</text:p>
          </table:table-cell>
          <table:table-cell office:value-type="string" calcext:value-type="string">
            <text:p>Lac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8fFPCT68cgF9gbWKppDgQ</text:p>
          </table:table-cell>
          <table:table-cell office:value-type="string" calcext:value-type="string">
            <text:p>Infecting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Nct7799R68FjJmTPdkLwc</text:p>
          </table:table-cell>
          <table:table-cell office:value-type="string" calcext:value-type="string">
            <text:p>Infecting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FTnGpQhbkrRGWFLwb9TGt</text:p>
          </table:table-cell>
          <table:table-cell office:value-type="string" calcext:value-type="string">
            <text:p>Infecting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RmJbJDhmdzRFfHhj96G9f</text:p>
          </table:table-cell>
          <table:table-cell office:value-type="string" calcext:value-type="string">
            <text:p>Sedatio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KHcpQKMtfHB7Cbr7hdCB9</text:p>
          </table:table-cell>
          <table:table-cell office:value-type="string" calcext:value-type="string">
            <text:p>Sedation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pwm6CghHCThJBr8WPNd9r</text:p>
          </table:table-cell>
          <table:table-cell office:value-type="string" calcext:value-type="string">
            <text:p>Sedation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hKhfnNtkWGHNfWNmdFPCn</text:p>
          </table:table-cell>
          <table:table-cell office:value-type="string" calcext:value-type="string">
            <text:p>Withering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bDLGjNdcCcbjdpMMNTF6t</text:p>
          </table:table-cell>
          <table:table-cell office:value-type="string" calcext:value-type="string">
            <text:p>Withering Sh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DGN6wbTkHFhrzGfLjQ6jg</text:p>
          </table:table-cell>
          <table:table-cell office:value-type="string" calcext:value-type="string">
            <text:p>Withering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dbFwh9DGwF76LrNhJrn</text:p>
          </table:table-cell>
          <table:table-cell office:value-type="string" calcext:value-type="string">
            <text:p>Codex of Iner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dbFwh9DGwF76LrNhJrn</text:p>
          </table:table-cell>
          <table:table-cell office:value-type="string" calcext:value-type="string">
            <text:p>Codex of Iner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rjbG9mbwQC8zQcnPRhHg</text:p>
          </table:table-cell>
          <table:table-cell office:value-type="string" calcext:value-type="string">
            <text:p>Virulent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w9HLQQjJ9nzWtBGFzWgc</text:p>
          </table:table-cell>
          <table:table-cell office:value-type="string" calcext:value-type="string">
            <text:p>Virulent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z78cKCmLRbWfftGfpcJGd</text:p>
          </table:table-cell>
          <table:table-cell office:value-type="string" calcext:value-type="string">
            <text:p>Virulent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MrtrMDKjt868mrrb9cjJW</text:p>
          </table:table-cell>
          <table:table-cell office:value-type="string" calcext:value-type="string">
            <text:p>Bloodrot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pwqqHDD7DwWNrJPdpzRT</text:p>
          </table:table-cell>
          <table:table-cell office:value-type="string" calcext:value-type="string">
            <text:p>Frailty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b6MjpJPRLbM99RJC8qKR</text:p>
          </table:table-cell>
          <table:table-cell office:value-type="string" calcext:value-type="string">
            <text:p>Inertia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MgQnGBfTgfGdLFMDjDWJ</text:p>
          </table:table-cell>
          <table:table-cell office:value-type="string" calcext:value-type="string">
            <text:p>Premedi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table:style-name="ce1"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pwPgBFGQpTFjPWNTDdDt</text:p>
          </table:table-cell>
          <table:table-cell office:value-type="string" calcext:value-type="string">
            <text:p>Infectious 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9hQDRdBpQpb8B8kJ9Lq8J</text:p>
          </table:table-cell>
          <table:table-cell office:value-type="string" calcext:value-type="string">
            <text:p>Infectious 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pmdRdBC8QLhFPbPwPg6h</text:p>
          </table:table-cell>
          <table:table-cell office:value-type="string" calcext:value-type="string">
            <text:p>Infectious 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Cqwf78hdKQTfgCtbkcrdL</text:p>
          </table:table-cell>
          <table:table-cell office:value-type="string" calcext:value-type="string">
            <text:p>Destructive Delib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gzGnMR8GKFpMNMr7DcKH</text:p>
          </table:table-cell>
          <table:table-cell office:value-type="string" calcext:value-type="string">
            <text:p>Destructive Delib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HJWhmjtGRtWfPMRFFkdd</text:p>
          </table:table-cell>
          <table:table-cell office:value-type="string" calcext:value-type="string">
            <text:p>Destructive Delib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NGjkmJLnHHqG7GGcGFk69</text:p>
          </table:table-cell>
          <table:table-cell office:value-type="string" calcext:value-type="string">
            <text:p>Peace of M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WJF9DkbGLF6zWdGFFRFnh</text:p>
          </table:table-cell>
          <table:table-cell office:value-type="string" calcext:value-type="string">
            <text:p>Peace of Mi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hPbGbqqgcdFhMMJTkHhw</text:p>
          </table:table-cell>
          <table:table-cell office:value-type="string" calcext:value-type="string">
            <text:p>Peace of M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 table:number-rows-repeated="10477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 style:data-style-name="N2" text:time-value="17:22:59.489340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6T17:23:11.990822874</dc:date>
    <meta:editing-duration>PT13H51M16S</meta:editing-duration>
    <meta:editing-cycles>614</meta:editing-cycles>
    <meta:generator>LibreOffice/7.2.5.2$MacOSX_X86_64 LibreOffice_project/499f9727c189e6ef3471021d6132d4c694f357e5</meta:generator>
    <meta:document-statistic meta:table-count="1" meta:cell-count="4232" meta:object-count="0"/>
  </office:meta>
</office:document-meta>
</file>